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co20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09:51:40.1665664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1T09:51:56.092376019</dc:date>
    <dc:creator>Germán Ramírez</dc:creator>
    <meta:editing-duration>PT22H7M59S</meta:editing-duration>
    <meta:editing-cycles>14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83" meta:object-count="0"/>
  </office:meta>
</office:document-meta>
</file>